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125in" table:align="margins"/>
    </style:style>
    <style:style style:name="Table1.A" style:family="table-column">
      <style:table-column-properties style:column-width="0.4792in" style:rel-column-width="4407*"/>
    </style:style>
    <style:style style:name="Table1.B" style:family="table-column">
      <style:table-column-properties style:column-width="3.1583in" style:rel-column-width="29050*"/>
    </style:style>
    <style:style style:name="Table1.C" style:family="table-column">
      <style:table-column-properties style:column-width="3.4875in" style:rel-column-width="3207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Heading_20_3" style:master-page-name="">
      <loext:graphic-properties draw:fill="none"/>
      <style:paragraph-properties fo:margin-left="-0.5in" fo:margin-right="0in" fo:margin-top="0.0972in" fo:margin-bottom="0.0835in" style:contextual-spacing="false" fo:text-indent="0in" style:auto-text-indent="false" style:page-number="auto" fo:background-color="transparent" fo:keep-with-next="always"/>
    </style:style>
    <style:style style:name="P2" style:family="paragraph" style:parent-style-name="Heading_20_3" style:master-page-name="">
      <style:paragraph-properties fo:margin-left="-0.5in" fo:margin-right="0in" fo:text-indent="0in" style:auto-text-indent="false" style:page-number="auto" fo:keep-with-next="always"/>
    </style:style>
    <style:style style:name="P3" style:family="paragraph" style:parent-style-name="Heading_20_3">
      <style:paragraph-properties fo:margin-left="-0.5in" fo:margin-right="0in" fo:text-indent="0in" style:auto-text-indent="false" fo:keep-with-next="always"/>
    </style:style>
    <style:style style:name="P4" style:family="paragraph" style:parent-style-name="Table_20_Contents">
      <style:text-properties fo:font-size="12pt" style:font-size-asian="12pt" style:font-size-complex="12pt"/>
    </style:style>
    <style:style style:name="P5" style:family="paragraph" style:parent-style-name="Table_20_Contents">
      <style:text-properties fo:font-size="12pt" officeooo:rsid="0052733b" officeooo:paragraph-rsid="0052733b" style:font-size-asian="12pt" style:font-size-complex="12pt"/>
    </style:style>
    <style:style style:name="P6" style:family="paragraph" style:parent-style-name="Table_20_Contents">
      <style:text-properties fo:font-size="12pt" officeooo:rsid="0052f797" officeooo:paragraph-rsid="0052f797" style:font-size-asian="12pt" style:font-size-complex="12pt"/>
    </style:style>
    <style:style style:name="P7" style:family="paragraph" style:parent-style-name="Table_20_Contents">
      <style:text-properties fo:font-size="12pt" officeooo:rsid="0053d14d" officeooo:paragraph-rsid="0053d14d" style:font-size-asian="12pt" style:font-size-complex="12pt"/>
    </style:style>
    <style:style style:name="P8" style:family="paragraph" style:parent-style-name="Text_20_body">
      <style:paragraph-properties fo:margin-left="-0.5in" fo:margin-right="-0.5618in" fo:text-indent="0in" style:auto-text-indent="false"/>
      <style:text-properties fo:font-size="12pt" officeooo:rsid="0053d14d" officeooo:paragraph-rsid="0053d14d" style:font-size-asian="12pt" style:font-size-complex="12pt"/>
    </style:style>
    <style:style style:name="P9" style:family="paragraph" style:parent-style-name="Text_20_body">
      <loext:graphic-properties draw:fill="none"/>
      <style:paragraph-properties fo:margin-left="-0.5in" fo:margin-right="-0.5618in" fo:text-indent="0in" style:auto-text-indent="false" fo:background-color="transparent"/>
      <style:text-properties fo:font-size="12pt" officeooo:rsid="00399bb6" officeooo:paragraph-rsid="00399bb6" style:font-size-asian="12pt" style:font-size-complex="12pt"/>
    </style:style>
    <style:style style:name="P10" style:family="paragraph" style:parent-style-name="Text_20_body">
      <loext:graphic-properties draw:fill="none"/>
      <style:paragraph-properties fo:margin-left="-0.5in" fo:margin-right="-0.5618in" fo:text-indent="0in" style:auto-text-indent="false" fo:background-color="transparent"/>
      <style:text-properties fo:font-size="12pt" style:font-size-asian="12pt" style:font-size-complex="12pt"/>
    </style:style>
    <style:style style:name="P11" style:family="paragraph" style:parent-style-name="Text_20_body">
      <loext:graphic-properties draw:fill="none"/>
      <style:paragraph-properties fo:margin-left="-0.5in" fo:margin-right="-0.5618in" fo:text-indent="0in" style:auto-text-indent="false" fo:background-color="transparent"/>
      <style:text-properties fo:font-size="12pt" officeooo:rsid="00257ff9" officeooo:paragraph-rsid="003ba4e7" style:font-size-asian="12pt" style:font-size-complex="12pt"/>
    </style:style>
    <style:style style:name="P12" style:family="paragraph" style:parent-style-name="Text_20_body">
      <loext:graphic-properties draw:fill="none"/>
      <style:paragraph-properties fo:margin-left="-0.5in" fo:margin-right="-0.5618in" fo:text-indent="0in" style:auto-text-indent="false" fo:background-color="transparent"/>
      <style:text-properties fo:font-size="12pt" officeooo:rsid="003c1eaa" officeooo:paragraph-rsid="00451e94" style:font-size-asian="12pt" style:font-size-complex="12pt"/>
    </style:style>
    <style:style style:name="P13" style:family="paragraph" style:parent-style-name="Text_20_body">
      <style:paragraph-properties fo:margin-left="-0.5in" fo:margin-right="-0.5618in" fo:text-indent="0in" style:auto-text-indent="false"/>
      <style:text-properties fo:font-size="12pt" officeooo:rsid="003f9a47" officeooo:paragraph-rsid="003f9a47" style:font-size-asian="12pt" style:font-size-complex="12pt"/>
    </style:style>
    <style:style style:name="P14" style:family="paragraph" style:parent-style-name="Text_20_body" style:master-page-name="">
      <style:paragraph-properties fo:margin-left="-0.5in" fo:margin-right="-0.5618in" fo:text-indent="0in" style:auto-text-indent="false" style:page-number="auto"/>
      <style:text-properties fo:font-size="12pt" officeooo:rsid="003f9a47" officeooo:paragraph-rsid="003f9a47" style:font-size-asian="12pt" style:font-size-complex="12pt"/>
    </style:style>
    <style:style style:name="P15" style:family="paragraph" style:parent-style-name="Text_20_body">
      <style:paragraph-properties fo:margin-left="-0.5in" fo:margin-right="-0.5618in" fo:text-indent="0in" style:auto-text-indent="false"/>
      <style:text-properties fo:font-size="12pt" officeooo:rsid="00401559" officeooo:paragraph-rsid="00401559" style:font-size-asian="12pt" style:font-size-complex="12pt"/>
    </style:style>
    <style:style style:name="P16" style:family="paragraph" style:parent-style-name="Text_20_body">
      <loext:graphic-properties draw:fill="none"/>
      <style:paragraph-properties fo:margin-left="-0.5in" fo:margin-right="-0.5618in" fo:text-indent="0in" style:auto-text-indent="false" fo:background-color="transparent"/>
      <style:text-properties fo:font-size="12pt" officeooo:rsid="0041c152" officeooo:paragraph-rsid="0041c152" style:font-size-asian="12pt" style:font-size-complex="12pt"/>
    </style:style>
    <style:style style:name="P17" style:family="paragraph" style:parent-style-name="Text_20_body">
      <style:paragraph-properties fo:margin-left="-0.5in" fo:margin-right="-0.5618in" fo:text-indent="0in" style:auto-text-indent="false"/>
      <style:text-properties fo:font-size="12pt" officeooo:rsid="0046c4fa" officeooo:paragraph-rsid="0046c4fa" style:font-size-asian="12pt" style:font-size-complex="12pt"/>
    </style:style>
    <style:style style:name="P18" style:family="paragraph" style:parent-style-name="Text_20_body">
      <style:paragraph-properties fo:margin-left="-0.5in" fo:margin-right="-0.5618in" fo:text-indent="0in" style:auto-text-indent="false"/>
      <style:text-properties fo:font-size="12pt" officeooo:rsid="004b40f0" officeooo:paragraph-rsid="004b40f0" style:font-size-asian="12pt" style:font-size-complex="12pt"/>
    </style:style>
    <style:style style:name="P19" style:family="paragraph" style:parent-style-name="Text_20_body">
      <style:paragraph-properties fo:margin-left="-0.5in" fo:margin-right="-0.5618in" fo:text-indent="0in" style:auto-text-indent="false"/>
      <style:text-properties fo:font-size="12pt" officeooo:rsid="004ce3bb" officeooo:paragraph-rsid="004ce3bb" style:font-size-asian="12pt" style:font-size-complex="12pt"/>
    </style:style>
    <style:style style:name="P20" style:family="paragraph" style:parent-style-name="Text_20_body">
      <style:paragraph-properties fo:margin-left="-0.5in" fo:margin-right="-0.5618in" fo:text-indent="0in" style:auto-text-indent="false"/>
      <style:text-properties fo:font-size="12pt" officeooo:rsid="004eaa85" officeooo:paragraph-rsid="004eaa85" style:font-size-asian="12pt" style:font-size-complex="12pt"/>
    </style:style>
    <style:style style:name="P21" style:family="paragraph" style:parent-style-name="Text_20_body">
      <style:paragraph-properties fo:margin-left="-0.5in" fo:margin-right="-0.5618in" fo:text-indent="0in" style:auto-text-indent="false"/>
      <style:text-properties fo:font-size="12pt" officeooo:rsid="0051088c" officeooo:paragraph-rsid="0051088c" style:font-size-asian="12pt" style:font-size-complex="12pt"/>
    </style:style>
    <style:style style:name="P22" style:family="paragraph" style:parent-style-name="Text_20_body">
      <style:paragraph-properties fo:margin-left="-0.5in" fo:margin-right="-0.5618in" fo:text-indent="0in" style:auto-text-indent="false"/>
      <style:text-properties fo:font-size="12pt" officeooo:rsid="0054b33d" officeooo:paragraph-rsid="0054b33d" style:font-size-asian="12pt" style:font-size-complex="12pt"/>
    </style:style>
    <style:style style:name="P23" style:family="paragraph" style:parent-style-name="Text_20_body">
      <style:paragraph-properties fo:margin-left="-0.5in" fo:margin-right="-0.5618in" fo:text-indent="0in" style:auto-text-indent="false"/>
      <style:text-properties fo:font-size="12pt" officeooo:rsid="00596fb3" officeooo:paragraph-rsid="00596fb3" style:font-size-asian="12pt" style:font-size-complex="12pt"/>
    </style:style>
    <style:style style:name="P24" style:family="paragraph" style:parent-style-name="Text_20_body">
      <style:paragraph-properties fo:margin-left="-0.5in" fo:margin-right="-0.5618in" fo:text-indent="0in" style:auto-text-indent="false"/>
      <style:text-properties fo:font-size="12pt" officeooo:rsid="00596fb3" officeooo:paragraph-rsid="005a42b4" style:font-size-asian="12pt" style:font-size-complex="12pt"/>
    </style:style>
    <style:style style:name="P25" style:family="paragraph" style:parent-style-name="Text_20_body">
      <style:paragraph-properties fo:margin-left="-0.5in" fo:margin-right="-0.5618in" fo:text-indent="0in" style:auto-text-indent="false"/>
      <style:text-properties fo:font-size="12pt" officeooo:rsid="005a5599" officeooo:paragraph-rsid="005a5599" style:font-size-asian="12pt" style:font-size-complex="12pt"/>
    </style:style>
    <style:style style:name="P26" style:family="paragraph" style:parent-style-name="Table_20_Contents">
      <style:text-properties fo:font-size="12pt" fo:font-weight="bold" officeooo:rsid="0053d14d" officeooo:paragraph-rsid="0053d14d" style:font-size-asian="12pt" style:font-weight-asian="bold" style:font-size-complex="12pt" style:font-weight-complex="bold"/>
    </style:style>
    <style:style style:name="P27" style:family="paragraph" style:parent-style-name="Text_20_body">
      <loext:graphic-properties draw:fill="none"/>
      <style:paragraph-properties fo:margin-left="-0.5in" fo:margin-right="-0.5618in" fo:text-indent="0in" style:auto-text-indent="false" fo:background-color="transparent"/>
      <style:text-properties officeooo:paragraph-rsid="003ba4e7"/>
    </style:style>
    <style:style style:name="P28" style:family="paragraph" style:parent-style-name="Text_20_body">
      <style:paragraph-properties fo:margin-left="-0.5in" fo:margin-right="-0.5618in" fo:text-indent="0in" style:auto-text-indent="false"/>
      <style:text-properties style:font-name="Liberation Mono" fo:font-size="12pt" fo:font-weight="bold" officeooo:rsid="003c1eaa" officeooo:paragraph-rsid="003f9a47" style:font-size-asian="12pt" style:font-weight-asian="bold" style:font-size-complex="12pt" style:font-weight-complex="bold"/>
    </style:style>
    <style:style style:name="P29" style:family="paragraph" style:parent-style-name="Text_20_body">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54b33d" style:font-size-asian="12pt" style:font-weight-asian="bold" style:font-size-complex="12pt" style:font-weight-complex="bold"/>
    </style:style>
    <style:style style:name="P30" style:family="paragraph" style:parent-style-name="Text_20_body">
      <loext:graphic-properties draw:fill="none"/>
      <style:paragraph-properties fo:margin-left="-0.5in" fo:margin-right="-0.5618in" fo:text-indent="0in" style:auto-text-indent="false" fo:background-color="transparent"/>
      <style:text-properties style:font-name="Liberation Mono" fo:font-size="12pt" fo:font-weight="bold" officeooo:rsid="003c1eaa" officeooo:paragraph-rsid="005c8289" style:font-size-asian="12pt" style:font-weight-asian="bold" style:font-size-complex="12pt" style:font-weight-complex="bold"/>
    </style:style>
    <style:style style:name="P31" style:family="paragraph" style:parent-style-name="Text_20_body">
      <style:paragraph-properties fo:margin-left="-0.5in" fo:margin-right="-0.5618in" fo:margin-top="0in" fo:margin-bottom="0in" style:contextual-spacing="false" fo:text-indent="0in" style:auto-text-indent="false"/>
      <style:text-properties style:font-name="Liberation Mono" fo:font-size="12pt" fo:font-weight="bold" officeooo:rsid="005be8ec" officeooo:paragraph-rsid="005be8ec" style:font-size-asian="10.5pt" style:font-weight-asian="bold" style:font-size-complex="12pt" style:font-weight-complex="bold"/>
    </style:style>
    <style:style style:name="P32" style:family="paragraph" style:parent-style-name="Text_20_body">
      <style:paragraph-properties fo:margin-left="-0.5in" fo:margin-right="-0.5618in" fo:text-indent="0in" style:auto-text-indent="false"/>
      <style:text-properties style:font-name="Liberation Mono" fo:font-size="12pt" fo:font-weight="normal" officeooo:rsid="00596fb3" officeooo:paragraph-rsid="00596fb3" style:font-size-asian="12pt" style:font-weight-asian="normal" style:font-size-complex="12pt" style:font-weight-complex="normal"/>
    </style:style>
    <style:style style:name="P33" style:family="paragraph" style:parent-style-name="Text_20_body">
      <style:paragraph-properties fo:margin-left="-0.5in" fo:margin-right="0in" fo:text-indent="0in" style:auto-text-indent="false"/>
      <style:text-properties officeooo:rsid="0049a82e" officeooo:paragraph-rsid="0049a82e"/>
    </style:style>
    <style:style style:name="P34" style:family="paragraph" style:parent-style-name="Text_20_body">
      <style:paragraph-properties fo:margin-left="-0.5in" fo:margin-right="-0.5618in" fo:text-indent="0in" style:auto-text-indent="false"/>
      <style:text-properties officeooo:paragraph-rsid="0054b33d"/>
    </style:style>
    <style:style style:name="P35" style:family="paragraph" style:parent-style-name="Text_20_body">
      <style:paragraph-properties fo:margin-left="-0.5in" fo:margin-right="-0.5618in" fo:text-indent="0in" style:auto-text-indent="false"/>
      <style:text-properties officeooo:paragraph-rsid="0056d1bd"/>
    </style:style>
    <style:style style:name="P36" style:family="paragraph" style:parent-style-name="Text_20_body">
      <style:paragraph-properties fo:margin-left="-0.5in" fo:margin-right="-0.5618in" fo:text-indent="0in" style:auto-text-indent="false"/>
      <style:text-properties officeooo:paragraph-rsid="00580a1d"/>
    </style:style>
    <style:style style:name="P37" style:family="paragraph" style:parent-style-name="Text_20_body">
      <style:paragraph-properties fo:margin-left="-0.5in" fo:margin-right="-0.5618in" fo:text-indent="0in" style:auto-text-indent="false"/>
      <style:text-properties officeooo:rsid="00596fb3" officeooo:paragraph-rsid="00596fb3"/>
    </style:style>
    <style:style style:name="P38" style:family="paragraph" style:parent-style-name="Text_20_body">
      <style:paragraph-properties fo:margin-left="-0.5in" fo:margin-right="-0.5618in" fo:text-indent="0in" style:auto-text-indent="false"/>
      <style:text-properties officeooo:paragraph-rsid="00596fb3"/>
    </style:style>
    <style:style style:name="P39" style:family="paragraph" style:parent-style-name="Text_20_body">
      <style:paragraph-properties fo:margin-left="-0.5in" fo:margin-right="-0.5618in" fo:text-indent="0in" style:auto-text-indent="false"/>
      <style:text-properties officeooo:paragraph-rsid="005a42b4"/>
    </style:style>
    <style:style style:name="P40" style:family="paragraph" style:parent-style-name="Text_20_body">
      <style:paragraph-properties fo:margin-left="-0.5in" fo:margin-right="-0.5618in" fo:text-indent="0in" style:auto-text-indent="false"/>
      <style:text-properties style:font-name="Liberation Serif" fo:font-size="12pt" fo:font-weight="bold" officeooo:rsid="005be8ec" officeooo:paragraph-rsid="005be8ec" style:font-size-asian="10.5pt" style:font-weight-asian="bold" style:font-size-complex="12pt" style:font-weight-complex="bold"/>
    </style:style>
    <style:style style:name="P41" style:family="paragraph" style:parent-style-name="Text_20_body">
      <style:paragraph-properties fo:margin-left="-0.5in" fo:margin-right="-0.5618in" fo:text-indent="0in" style:auto-text-indent="false"/>
      <style:text-properties style:font-name="Liberation Serif" fo:font-size="12pt" fo:font-weight="normal" officeooo:rsid="005c8289" officeooo:paragraph-rsid="005d5299" style:font-size-asian="10.5pt" style:font-weight-asian="normal" style:font-size-complex="12pt" style:font-weight-complex="normal"/>
    </style:style>
    <style:style style:name="P42" style:family="paragraph" style:parent-style-name="Text_20_body">
      <style:paragraph-properties fo:margin-left="-0.5in" fo:margin-right="-0.5618in" fo:text-indent="0in" style:auto-text-indent="false"/>
      <style:text-properties style:font-name="Liberation Serif" fo:font-size="12pt" fo:font-weight="normal" officeooo:rsid="005d5299" officeooo:paragraph-rsid="005d5299" style:font-size-asian="10.5pt" style:font-weight-asian="normal" style:font-size-complex="12pt" style:font-weight-complex="normal"/>
    </style:style>
    <style:style style:name="P43" style:family="paragraph" style:parent-style-name="Heading_20_1">
      <style:paragraph-properties fo:text-align="center" style:justify-single-word="false"/>
      <style:text-properties officeooo:paragraph-rsid="005e2a35"/>
    </style:style>
    <style:style style:name="P44" style:family="paragraph" style:parent-style-name="Heading_20_4">
      <style:paragraph-properties fo:text-align="center" style:justify-single-word="false"/>
      <style:text-properties fo:color="#c9211e" loext:opacity="100%" officeooo:paragraph-rsid="005e2a35"/>
    </style:style>
    <style:style style:name="P45" style:family="paragraph" style:parent-style-name="Text_20_body" style:list-style-name="L1">
      <loext:graphic-properties draw:fill="none"/>
      <style:paragraph-properties fo:margin-left="-0.3118in" fo:margin-right="-0.5618in" fo:margin-top="0in" fo:margin-bottom="0.0972in" style:contextual-spacing="false" fo:line-height="115%" fo:text-indent="0in" style:auto-text-indent="false" fo:background-color="transparent">
        <style:tab-stops>
          <style:tab-stop style:position="0.1874in"/>
        </style:tab-stops>
      </style:paragraph-properties>
      <style:text-properties style:font-name="Liberation Mono" fo:font-size="12pt" fo:font-weight="bold" officeooo:rsid="003c1eaa" officeooo:paragraph-rsid="004ce3bb" style:font-size-asian="12pt" style:font-weight-asian="bold" style:font-size-complex="12pt" style:font-weight-complex="bold"/>
    </style:style>
    <style:style style:name="P46" style:family="paragraph" style:parent-style-name="Text_20_body" style:list-style-name="L1">
      <loext:graphic-properties draw:fill="none"/>
      <style:paragraph-properties fo:margin-left="-0.3118in" fo:margin-right="-0.5618in" fo:margin-top="0in" fo:margin-bottom="0.0972in" style:contextual-spacing="false" fo:line-height="115%" fo:text-indent="-0.1252in" style:auto-text-indent="false" fo:background-color="transparent">
        <style:tab-stops>
          <style:tab-stop style:position="0.1874in"/>
        </style:tab-stops>
      </style:paragraph-properties>
      <style:text-properties style:font-name="Liberation Mono" fo:font-size="12pt" fo:font-weight="bold" officeooo:rsid="003c1eaa" officeooo:paragraph-rsid="004ce3bb" style:font-size-asian="12pt" style:font-weight-asian="bold" style:font-size-complex="12pt" style:font-weight-complex="bold"/>
    </style:style>
    <style:style style:name="P47" style:family="paragraph" style:parent-style-name="Text_20_body" style:list-style-name="L1">
      <style:paragraph-properties fo:margin-left="-0.5in" fo:margin-right="-0.5618in" fo:text-indent="0in" style:auto-text-indent="false"/>
      <style:text-properties fo:font-size="12pt" officeooo:rsid="004ce3bb" officeooo:paragraph-rsid="004ce3bb" style:font-size-asian="12pt" style:font-size-complex="12pt"/>
    </style:style>
    <style:style style:name="P48" style:family="paragraph" style:parent-style-name="Text_20_body" style:list-style-name="L1">
      <style:paragraph-properties fo:margin-left="-0.5in" fo:margin-right="-0.5618in" fo:text-indent="0in" style:auto-text-indent="false"/>
      <style:text-properties fo:font-size="12pt" officeooo:rsid="004ffc6d" officeooo:paragraph-rsid="004ffc6d" style:font-size-asian="12pt" style:font-size-complex="12pt"/>
    </style:style>
    <style:style style:name="P49" style:family="paragraph" style:parent-style-name="Text_20_body" style:list-style-name="L1">
      <style:paragraph-properties fo:margin-left="-0.5in" fo:margin-right="-0.5618in" fo:text-indent="0in" style:auto-text-indent="false"/>
      <style:text-properties fo:font-size="12pt" officeooo:rsid="0051088c" officeooo:paragraph-rsid="0051088c" style:font-size-asian="12pt" style:font-size-complex="12pt"/>
    </style:style>
    <style:style style:name="T1" style:family="text">
      <style:text-properties officeooo:rsid="001efe82"/>
    </style:style>
    <style:style style:name="T2" style:family="text">
      <style:text-properties style:font-name="Liberation Mono" fo:font-size="12pt" style:font-size-asian="12pt" style:font-size-complex="12pt"/>
    </style:style>
    <style:style style:name="T3" style:family="text">
      <style:text-properties style:font-name="Liberation Mono" fo:font-size="12pt" officeooo:rsid="00257ff9" style:font-size-asian="12pt" style:font-size-complex="12pt"/>
    </style:style>
    <style:style style:name="T4" style:family="text">
      <style:text-properties style:font-name="Liberation Mono" fo:font-size="12pt" fo:font-weight="bold" officeooo:rsid="003ba4e7" style:font-size-asian="12pt" style:font-weight-asian="bold" style:font-size-complex="12pt" style:font-weight-complex="bold"/>
    </style:style>
    <style:style style:name="T5" style:family="text">
      <style:text-properties style:font-name="Liberation Mono" fo:font-size="12pt" fo:font-weight="bold" officeooo:rsid="003c1eaa" style:font-size-asian="12pt" style:font-weight-asian="bold" style:font-size-complex="12pt" style:font-weight-complex="bold"/>
    </style:style>
    <style:style style:name="T6" style:family="text">
      <style:text-properties style:font-name="Liberation Mono" fo:font-size="12pt" fo:font-weight="bold" officeooo:rsid="0054b33d" style:font-size-asian="12pt" style:font-weight-asian="bold" style:font-size-complex="12pt" style:font-weight-complex="bold"/>
    </style:style>
    <style:style style:name="T7" style:family="text">
      <style:text-properties style:font-name="Liberation Mono" fo:font-size="12pt" fo:font-weight="bold" officeooo:rsid="0056d1bd" style:font-size-asian="12pt" style:font-weight-asian="bold" style:font-size-complex="12pt" style:font-weight-complex="bold"/>
    </style:style>
    <style:style style:name="T8" style:family="text">
      <style:text-properties style:font-name="Liberation Mono" fo:font-size="12pt" fo:font-weight="normal" style:font-size-asian="12pt" style:font-weight-asian="normal" style:font-size-complex="12pt" style:font-weight-complex="normal"/>
    </style:style>
    <style:style style:name="T9" style:family="text">
      <style:text-properties style:font-name="Liberation Mono" fo:font-size="12pt" fo:font-weight="normal" officeooo:rsid="003c1eaa" style:font-size-asian="12pt" style:font-weight-asian="normal" style:font-size-complex="12pt" style:font-weight-complex="normal"/>
    </style:style>
    <style:style style:name="T10" style:family="text">
      <style:text-properties style:text-position="super 58%"/>
    </style:style>
    <style:style style:name="T11" style:family="text">
      <style:text-properties style:text-position="super 58%" officeooo:rsid="005d5299"/>
    </style:style>
    <style:style style:name="T12" style:family="text">
      <style:text-properties officeooo:rsid="003a0c11"/>
    </style:style>
    <style:style style:name="T13" style:family="text">
      <style:text-properties officeooo:rsid="003ba4e7"/>
    </style:style>
    <style:style style:name="T14" style:family="text">
      <style:text-properties officeooo:rsid="003c1eaa"/>
    </style:style>
    <style:style style:name="T15" style:family="text">
      <style:text-properties officeooo:rsid="003d9134"/>
    </style:style>
    <style:style style:name="T16" style:family="text">
      <style:text-properties officeooo:rsid="003e4e65"/>
    </style:style>
    <style:style style:name="T17" style:family="text">
      <style:text-properties fo:font-size="12pt" style:font-size-asian="12pt" style:font-size-complex="12pt"/>
    </style:style>
    <style:style style:name="T18" style:family="text">
      <style:text-properties fo:font-size="12pt" officeooo:rsid="0054b33d" style:font-size-asian="12pt" style:font-size-complex="12pt"/>
    </style:style>
    <style:style style:name="T19" style:family="text">
      <style:text-properties fo:font-size="12pt" officeooo:rsid="00559ca5" style:font-size-asian="12pt" style:font-size-complex="12pt"/>
    </style:style>
    <style:style style:name="T20" style:family="text">
      <style:text-properties fo:font-size="12pt" officeooo:rsid="0056d1bd" style:font-size-asian="12pt" style:font-size-complex="12pt"/>
    </style:style>
    <style:style style:name="T21" style:family="text">
      <style:text-properties fo:font-size="12pt" officeooo:rsid="00580a1d" style:font-size-asian="12pt" style:font-size-complex="12pt"/>
    </style:style>
    <style:style style:name="T22" style:family="text">
      <style:text-properties fo:font-size="12pt" officeooo:rsid="00596fb3" style:font-size-asian="12pt" style:font-size-complex="12pt"/>
    </style:style>
    <style:style style:name="T23" style:family="text">
      <style:text-properties fo:font-size="12pt" officeooo:rsid="005a42b4" style:font-size-asian="12pt" style:font-size-complex="12pt"/>
    </style:style>
    <style:style style:name="T24" style:family="text">
      <style:text-properties officeooo:rsid="004030f3"/>
    </style:style>
    <style:style style:name="T25" style:family="text">
      <style:text-properties officeooo:rsid="00451e94"/>
    </style:style>
    <style:style style:name="T26" style:family="text">
      <style:text-properties officeooo:rsid="0046c4fa"/>
    </style:style>
    <style:style style:name="T27" style:family="text">
      <style:text-properties officeooo:rsid="0049b6b0"/>
    </style:style>
    <style:style style:name="T28" style:family="text">
      <style:text-properties officeooo:rsid="004a3407"/>
    </style:style>
    <style:style style:name="T29" style:family="text">
      <style:text-properties officeooo:rsid="004eaa85"/>
    </style:style>
    <style:style style:name="T30" style:family="text">
      <style:text-properties officeooo:rsid="004ffc6d"/>
    </style:style>
    <style:style style:name="T31" style:family="text">
      <style:text-properties officeooo:rsid="0054b33d"/>
    </style:style>
    <style:style style:name="T32" style:family="text">
      <style:text-properties officeooo:rsid="005a42b4"/>
    </style:style>
    <style:style style:name="T33" style:family="text">
      <style:text-properties officeooo:rsid="005be8ec" style:font-size-asian="10.5pt"/>
    </style:style>
    <style:style style:name="T34" style:family="text">
      <style:text-properties officeooo:rsid="005d5299"/>
    </style:style>
    <style:style style:name="T35" style:family="text">
      <style:text-properties officeooo:rsid="005de785"/>
    </style:style>
    <style:style style:name="T36" style:family="text">
      <style:text-properties officeooo:rsid="005edf2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4">Warning, this file format is obsolete, <text:s/>this document only exists for historic purposes</text:h>
      <text:h text:style-name="P43" text:outline-level="1">JotLiner <text:span text:style-name="T35">Export/Import</text:span> file format V1.1</text:h>
      <text:p text:style-name="P9">Changes from 1.0 to 1.1 are primarily centered around the allowed datatypes. <text:s/>Where V1.0 only allowed storing key-value pairs as string-only, 1.1 now allows the exporting and importing of null, boolean, numeric, string, Array<text:span text:style-name="T36">[]</text:span>, <text:span text:style-name="T12">Object</text:span><text:span text:style-name="T36">{}</text:span><text:span text:style-name="T12">, UInt8Array, and even undefined </text:span><text:span text:style-name="T36">is supported</text:span><text:span text:style-name="T12">;</text:span></text:p>
      <text:p text:style-name="P10"><text:span text:style-name="T1">All d</text:span>ata-reading and writing to a document stream, <text:span text:style-name="T14">Hereafter referred to as the DocStream, </text:span><text:span text:style-name="T15">are handled by the DocImporter and DocExporter classes. <text:s/>The resulting DocStream is an ascii-text string where all binary values are base-64 encoded and decoded automatically. <text:s/></text:span><text:span text:style-name="T16">This route was chosen to simplify moving the data between systems and databases without having to account for their individual understandings of binary data or character encoding.</text:span></text:p>
      <text:h text:style-name="P1" text:outline-level="3">The basic principal</text:h>
      <text:p text:style-name="P16">The most basic principal of a DocStream is that parsing it is based on ‘read until the next semicolon, and use what you just read to know what to do next’. </text:p>
      <text:h text:style-name="P2" text:outline-level="3">Whitespace</text:h>
      <text:p text:style-name="P33">When reading the stream, any part where we are reading until the next semicolon, whitespace is allowed at the beginning and end of what was read after the semicolon was removed, <text:s/>so for example, </text:p>
      <text:p text:style-name="P33"><text:tab/>“ <text:s/>XYZ <text:s/>;” <text:s/>is valid whitespace, <text:span text:style-name="T27">and is in fact used at the start of some semicolon-seperated sections in the exporter to push the next section down a line in the file for easier human readability.</text:span></text:p>
      <text:h text:style-name="P3" text:outline-level="3"><text:span text:style-name="T14">The </text:span>DocStream version signifier <text:span text:style-name="T24">and document uuid</text:span>.</text:h>
      <text:p text:style-name="P11"><text:span text:style-name="T25">All </text:span><text:span text:style-name="T13">DocStream</text:span><text:span text:style-name="T25">s a</text:span>lways the file’s version number. <text:s/>This value is used when the system is upgraded to know when an older file’s format needs to be upgraded during the reading process. <text:s/>That entry typically looks like this:</text:p>
      <text:p text:style-name="P27"><text:span text:style-name="T3"><text:tab/></text:span><text:span text:style-name="T4">@1.1;</text:span></text:p>
      <text:p text:style-name="P12">The ‘@’ simply signifies the start of a DocStream, <text:span text:style-name="T25">and the stream is read until the first semicolon is encountered</text:span>. <text:s/><text:span text:style-name="T25">The ‘@’ and </text:span>‘;’ <text:span text:style-name="T25">are discarded and </text:span>everything in between is the DocStream version number. <text:s/>This one formatting rule can never change so that no matter how drastically the versions change over time, <text:s/>this much of the file can be read all the way back to version 1.0.</text:p>
      <text:p text:style-name="P14">The very next element is the document’s uuid that it was given during creation. <text:s/>This allows us to move documents from one system to another and still always keep track of it uniquely no matter where or how it’s used. <text:s/>So the beginning of the stream will look like this:</text:p>
      <text:p text:style-name="P30"><text:span text:style-name="T13"><text:tab/>@1.1;</text:span><text:span text:style-name="T33">28ba4b5d-f089-4789-8ef3-cf1e8098bf36</text:span>;</text:p>
      <text:p text:style-name="P13">This uuid has no header or special markings, it’s simply a raw uuid that immediately follows the Identifier</text:p>
      <text:h text:style-name="P2" text:outline-level="3"><text:soft-page-break/><text:span text:style-name="T24">Next, </text:span>Per-plugin <text:span text:style-name="T24">D</text:span>ata</text:h>
      <text:p text:style-name="P15">From here on, <text:span text:style-name="T26">each entry gives all the details saved about the plugins within a document, one plugin at a time. In all cases, the first plugin will always be a BOX (also known as an ‘Infinite Box’ when you Alt+Shift+RightClick in the software to add new plugins to the document) <text:s/>and it will look something like this:</text:span></text:p>
      <text:p text:style-name="P28"><text:tab/>1;BOX=46;S&lt;&gt;=25;SL=2;N0R=2;N0T=2;N0B=2;N0zX=2;N0zY=2;N0</text:p>
      <text:p text:style-name="P17">All per-plugin data entries start with a number, followed by a <text:span text:style-name="T28">single </text:span>key-value pair, which will have more key-value pairs inside it. <text:s/><text:span text:style-name="T28">Each plugin is started on a new line by the exporter purely for human readability, using the whitespace rule described earlier.</text:span></text:p>
      <text:p text:style-name="P18">That very first number, “1;”, indicates how many plugins AFTER this one will live as children inside this one. <text:s/>Currently this number only applies to the BOX plugin as it is the only one that supports children. <text:s/>All other plugins (at the moment) will always have this number set to 0.</text:p>
      <text:p text:style-name="P19">E<text:span text:style-name="T30">VERYTHING</text:span> after that first number are read as ‘key<text:span text:style-name="T31">=</text:span>value’ pairs as follows:</text:p>
      <text:p text:style-name="P20">First, we read the ‘key’ by reading up to the next semicolon.</text:p>
      <text:list text:style-name="L1">
        <text:list-header>
          <text:p text:style-name="P45">BOX=46;</text:p>
          <text:p text:style-name="P47"><text:span text:style-name="T29">This is further split by the ‘=’ sign to give us the plugin’s name (based on the directory name it resides in, NOT the classname!) and the number 46 which is the number of characters following the semicolon that belong to this plugin, </text:span><text:span text:style-name="T30">which gives us this:</text:span></text:p>
          <text:p text:style-name="P46">S&lt;&gt;=25;SL=2;N0R=2;N0T=2;N0B=2;N0zX=2;N0zY=2;N0</text:p>
          <text:p text:style-name="P48">so this plugin BOX is now knows the next 46 bytes belong to it, and that the plugin immediately following will be placed inside it as a child.</text:p>
          <text:p text:style-name="P49">The very next letter after the KEY part of a key/value pairing tells what kind of data follows, and this is what’s new in 1.1.</text:p>
        </text:list-header>
      </text:list>
      <text:p text:style-name="P21">The values are as follows:</text:p>
      <table:table table:name="Table1" table:style-name="Table1">
        <table:table-column table:style-name="Table1.A"/>
        <table:table-column table:style-name="Table1.B"/>
        <table:table-column table:style-name="Table1.C"/>
        <table:table-row>
          <table:table-cell table:style-name="Table1.A1" office:value-type="string">
            <text:p text:style-name="P26">Code</text:p>
          </table:table-cell>
          <table:table-cell table:style-name="Table1.A1" office:value-type="string">
            <text:p text:style-name="P26">Value type</text:p>
          </table:table-cell>
          <table:table-cell table:style-name="Table1.C1" office:value-type="string">
            <text:p text:style-name="P26">Data that follows</text:p>
          </table:table-cell>
        </table:table-row>
        <table:table-row>
          <table:table-cell table:style-name="Table1.A2" office:value-type="string">
            <text:p text:style-name="P4">?</text:p>
          </table:table-cell>
          <table:table-cell table:style-name="Table1.A2" office:value-type="string">
            <text:p text:style-name="P5">undefined <text:s/>as per javascript</text:p>
          </table:table-cell>
          <table:table-cell table:style-name="Table1.C2" office:value-type="string">
            <text:p text:style-name="P6">NO data follows</text:p>
          </table:table-cell>
        </table:table-row>
        <table:table-row>
          <table:table-cell table:style-name="Table1.A2" office:value-type="string">
            <text:p text:style-name="P5">~</text:p>
          </table:table-cell>
          <table:table-cell table:style-name="Table1.A2" office:value-type="string">
            <text:p text:style-name="P5">null</text:p>
          </table:table-cell>
          <table:table-cell table:style-name="Table1.C2" office:value-type="string">
            <text:p text:style-name="P6">NO data follows</text:p>
          </table:table-cell>
        </table:table-row>
        <table:table-row>
          <table:table-cell table:style-name="Table1.A2" office:value-type="string">
            <text:p text:style-name="P5">B</text:p>
          </table:table-cell>
          <table:table-cell table:style-name="Table1.A2" office:value-type="string">
            <text:p text:style-name="P5">boolean</text:p>
          </table:table-cell>
          <table:table-cell table:style-name="Table1.C2" office:value-type="string">
            <text:p text:style-name="P6">Single character ‘t’ for true or ‘f’ for false</text:p>
          </table:table-cell>
        </table:table-row>
        <table:table-row>
          <table:table-cell table:style-name="Table1.A2" office:value-type="string">
            <text:p text:style-name="P5">N</text:p>
          </table:table-cell>
          <table:table-cell table:style-name="Table1.A2" office:value-type="string">
            <text:p text:style-name="P6">Number</text:p>
          </table:table-cell>
          <table:table-cell table:style-name="Table1.C2" office:value-type="string">
            <text:p text:style-name="P6">Any valid integer or decimal value including NaN</text:p>
          </table:table-cell>
        </table:table-row>
        <table:table-row>
          <table:table-cell table:style-name="Table1.A2" office:value-type="string">
            <text:p text:style-name="P5">S</text:p>
          </table:table-cell>
          <table:table-cell table:style-name="Table1.A2" office:value-type="string">
            <text:p text:style-name="P6">String</text:p>
          </table:table-cell>
          <table:table-cell table:style-name="Table1.C2" office:value-type="string">
            <text:p text:style-name="P6">Any valid ascii string</text:p>
          </table:table-cell>
        </table:table-row>
        <table:table-row>
          <table:table-cell table:style-name="Table1.A2" office:value-type="string">
            <text:p text:style-name="P5">A</text:p>
          </table:table-cell>
          <table:table-cell table:style-name="Table1.A2" office:value-type="string">
            <text:p text:style-name="P6">Array</text:p>
          </table:table-cell>
          <table:table-cell table:style-name="Table1.C2" office:value-type="string">
            <text:p text:style-name="P6">a JSON.stringified array</text:p>
          </table:table-cell>
        </table:table-row>
        <table:table-row>
          <table:table-cell table:style-name="Table1.A2" office:value-type="string">
            <text:p text:style-name="P5">O</text:p>
          </table:table-cell>
          <table:table-cell table:style-name="Table1.A2" office:value-type="string">
            <text:p text:style-name="P6">Object</text:p>
          </table:table-cell>
          <table:table-cell table:style-name="Table1.C2" office:value-type="string">
            <text:p text:style-name="P6">A JSON.stringified key-value Object</text:p>
          </table:table-cell>
        </table:table-row>
        <table:table-row>
          <table:table-cell table:style-name="Table1.A2" office:value-type="string">
            <text:p text:style-name="P7">u</text:p>
          </table:table-cell>
          <table:table-cell table:style-name="Table1.A2" office:value-type="string">
            <text:p text:style-name="P7">UInt8Array</text:p>
          </table:table-cell>
          <table:table-cell table:style-name="Table1.C2" office:value-type="string">
            <text:p text:style-name="P7">a base64 encoded UInt8Array</text:p>
          </table:table-cell>
        </table:table-row>
      </table:table>
      <text:p text:style-name="P21"/>
      <text:p text:style-name="P8">All the letters you see here, B,N,S,A,O, <text:s/><text:span text:style-name="T32">can</text:span> also be lowercase, in which case the bytes that follows were base64-encoded because they fell outside the ascii rule. <text:s/>(There is no uppercase ‘U’ type as Uint8Array data is always base64 encoded)</text:p>
      <text:p text:style-name="P25"><text:soft-page-break/>The conversions to and from base64 are handled by the import and export classes entirely behind the scenes so the plugins don’t need to care about any of this.</text:p>
      <text:p text:style-name="P8"/>
      <text:p text:style-name="P8">So <text:span text:style-name="T31">our plugin data </text:span>above starts with an ‘S’ so we know that the next 45 bytes are interpreted as a string. <text:span text:style-name="T31">That now gives us</text:span></text:p>
      <text:p text:style-name="P29"><text:tab/>&lt;&gt;=25;SL=2;N0R=2;N0T=2;N0B=2;N0zX=2;N0zY=2;N0</text:p>
      <text:p text:style-name="P8">Once again we break this down using the ‘KEY=value’ <text:span text:style-name="T31">rule, and keep repeating this until all the data has been broken down.</text:span></text:p>
      <text:p text:style-name="P22">So this now breaks down as follows:</text:p>
      <text:p text:style-name="P36"><text:span text:style-name="T18"><text:tab/>Key = “</text:span><text:span text:style-name="T6">&lt;&gt;</text:span><text:span text:style-name="T18">” followed by 25 bytes of data </text:span><text:span text:style-name="T20">for the value giving us </text:span><text:span text:style-name="T18">”</text:span><text:span text:style-name="T5">SL=2;N0R=2;N0T=2;N0B=2;N0</text:span><text:span text:style-name="T20">”</text:span></text:p>
      <text:p text:style-name="P34"><text:span text:style-name="T18">that leaves </text:span><text:span text:style-name="T5">zX=2;N0zY=2;N0</text:span><text:span text:style-name="T18"> </text:span><text:span text:style-name="T19">still </text:span><text:span text:style-name="T18">unparsed, </text:span><text:span text:style-name="T19">which we continue as follows:</text:span></text:p>
      <text:p text:style-name="P34"><text:span text:style-name="T19"><text:tab/>Key = “</text:span><text:span text:style-name="T5">zX</text:span><text:span text:style-name="T19">” followed by 2 bytes </text:span><text:span text:style-name="T20">of data for the value giving us “</text:span><text:span text:style-name="T5">N0</text:span><text:span text:style-name="T18">”</text:span><text:span text:style-name="T19">, and finally</text:span></text:p>
      <text:p text:style-name="P35"><text:span text:style-name="T19"><text:tab/>Key = “</text:span><text:span text:style-name="T5">z</text:span><text:span text:style-name="T7">Y</text:span><text:span text:style-name="T19">” followed by 2 bytes </text:span><text:span text:style-name="T20">of data for the value giving us “</text:span><text:span text:style-name="T5">N0</text:span><text:span text:style-name="T18">”</text:span></text:p>
      <text:p text:style-name="P23">So internally the reader is building a key-value ‘dict’ as it reads this data in and parses it, and after stripping off the datatype letter and applying the datatypes for S=string and N=number, the resulting dict looks like this:</text:p>
      <text:p text:style-name="P37"><text:span text:style-name="T17"><text:tab/></text:span><text:span text:style-name="T2">{ “&lt;&gt;”: “</text:span><text:span text:style-name="T9">L=2;N0R=2;N0T=2;N0B=2;N0”,</text:span></text:p>
      <text:p text:style-name="P37"><text:span text:style-name="T9"><text:tab/> <text:s/>“</text:span><text:span text:style-name="T8">zX”: 0,</text:span></text:p>
      <text:p text:style-name="P32"><text:tab/> <text:s/>“zY”: 0 }</text:p>
      <text:p text:style-name="P38"><text:span text:style-name="T22">T</text:span><text:span text:style-name="T18">he “</text:span><text:span text:style-name="T6">&lt;&gt;</text:span><text:span text:style-name="T18">” </text:span><text:span text:style-name="T22">key is </text:span><text:span text:style-name="T21">a special key known by the importer as style data for the plugin’s position, width and anchors, </text:span><text:span text:style-name="T22">among other things </text:span><text:span text:style-name="T23">and gets passed through the import logic again to break it down into {L:0, R:0, T:0, N:0} which get applied to the plugin’s style.left, style.right, style.top, and style.bottom parameters as “px” values.</text:span></text:p>
      <text:p text:style-name="P39"><text:span text:style-name="T22"/></text:p>
      <text:p text:style-name="P24">The “&lt;&gt;” then gets deleted from this dict, and what’s left in this dict belongs to the plugin, and gets passed in via the plugin’s importData(data) function to do with as it sees fit. <text:s/>(the plugin’s exportData() function must of course export the same data out for it to be added to the DocStream)</text:p>
      <text:p text:style-name="P40">A complete example</text:p>
      <text:p text:style-name="P31">@1.1;28ba4b5d-f089-4789-8ef3-cf1e8098bf36;</text:p>
      <text:p text:style-name="P31">1;BOX=46;S&lt;&gt;=25;SL=2;N0R=2;N0T=2;N0B=2;N0zX=2;N0zY=2;N0</text:p>
      <text:p text:style-name="P31">0;CTE=51;S&lt;&gt;=31;SL=3;N26W=4;N100T=3;N43H=4;N100C=9;SWelcome!</text:p>
      <text:p text:style-name="P41">The first and 2<text:span text:style-name="T10">nd</text:span> line are already described above, the 3<text:span text:style-name="T10">rd</text:span> line starts with a 0 indicating it has no children, (but is itself now a child of the BOX entry before it because that BOX entry starts with <text:span text:style-name="T34">a </text:span>1, which claims the very next plugin line as a child).</text:p>
      <text:p text:style-name="P41"><text:span text:style-name="T34">This 3</text:span><text:span text:style-name="T11">rd</text:span><text:span text:style-name="T34"> line </text:span>describes a CTE plugin entry (“RichText CTE Editor”) <text:span text:style-name="T34">with &lt;&gt; style information managed by the system, and a </text:span>key/value pair <text:span text:style-name="T34">of </text:span>“C” : “Welcome!” <text:span text:style-name="T34">which is handed to the plugin to display. <text:s/>(The CTE plugin uses the key ‘C’ as an abbreviation of the word ‘Content’)</text:span></text:p>
      <text:p text:style-name="P42"><text:soft-page-break/>And there you have it! <text:s/>Every line after the first, is a plugin made of a childCount followed by a series of key value pairs that define which plugin it is, the plugin’s system-level style, and the plugin’s own data dict!</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5937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31T20:51:46.365507783</dc:date>
    <meta:editing-duration>P3DT3M11S</meta:editing-duration>
    <meta:editing-cycles>69</meta:editing-cycles>
    <meta:document-statistic meta:table-count="1" meta:image-count="0" meta:object-count="0" meta:page-count="4" meta:paragraph-count="79" meta:word-count="1248" meta:character-count="7419" meta:non-whitespace-character-count="6208"/>
  </office:meta>
</office:document-meta>
</file>